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officeooo:rsid="000fc517" officeooo:paragraph-rsid="000fc517"/>
    </style:style>
    <style:style style:name="P2" style:family="paragraph" style:parent-style-name="Standard">
      <style:paragraph-properties fo:line-height="150%" fo:text-align="justify" style:justify-single-word="false"/>
      <style:text-properties style:font-name="Times New Roman" officeooo:rsid="000fc517" officeooo:paragraph-rsid="001894a6"/>
    </style:style>
    <style:style style:name="P3" style:family="paragraph" style:parent-style-name="Standard">
      <style:paragraph-properties fo:line-height="150%" fo:text-align="justify" style:justify-single-word="false"/>
      <style:text-properties style:font-name="Times New Roman" fo:font-style="italic" officeooo:rsid="000fc517" officeooo:paragraph-rsid="000fc517" style:font-style-asian="italic" style:font-style-complex="italic"/>
    </style:style>
    <style:style style:name="P4" style:family="paragraph" style:parent-style-name="Standard" style:master-page-name="">
      <style:paragraph-properties fo:margin-left="2.499cm" fo:margin-right="0cm" fo:line-height="150%" fo:text-align="justify" style:justify-single-word="false" fo:text-indent="0cm" style:auto-text-indent="false" style:page-number="auto"/>
      <style:text-properties style:font-name="Times New Roman" fo:font-size="11pt" fo:font-style="italic" officeooo:rsid="00144a0d" officeooo:paragraph-rsid="00144a0d" style:font-size-asian="11pt" style:font-style-asian="italic" style:font-size-complex="11pt" style:font-style-complex="italic"/>
    </style:style>
    <style:style style:name="P5"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44a0d" officeooo:paragraph-rsid="00144a0d" style:font-size-asian="10.5pt" style:font-style-asian="normal" style:font-size-complex="12pt" style:font-style-complex="normal"/>
    </style:style>
    <style:style style:name="P6"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44a0d" officeooo:paragraph-rsid="001acecb" style:font-size-asian="10.5pt" style:font-style-asian="normal" style:font-size-complex="12pt" style:font-style-complex="normal"/>
    </style:style>
    <style:style style:name="P7"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44a0d" officeooo:paragraph-rsid="001ca3e6" style:font-size-asian="10.5pt" style:font-style-asian="normal" style:font-size-complex="12pt" style:font-style-complex="normal"/>
    </style:style>
    <style:style style:name="P8"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c6d0b" officeooo:paragraph-rsid="001acecb" style:font-size-asian="10.5pt" style:font-style-asian="normal" style:font-size-complex="12pt" style:font-style-complex="normal"/>
    </style:style>
    <style:style style:name="P9"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d989f" officeooo:paragraph-rsid="001ca3e6" style:font-size-asian="10.5pt" style:font-style-asian="normal" style:font-size-complex="12pt" style:font-style-complex="normal"/>
    </style:style>
    <style:style style:name="T1" style:family="text">
      <style:text-properties officeooo:rsid="0011a646"/>
    </style:style>
    <style:style style:name="T2" style:family="text">
      <style:text-properties style:font-name="Times New Roman1"/>
    </style:style>
    <style:style style:name="T3" style:family="text">
      <style:text-properties officeooo:rsid="0015dfe2"/>
    </style:style>
    <style:style style:name="T4" style:family="text">
      <style:text-properties officeooo:rsid="0019ef83"/>
    </style:style>
    <style:style style:name="T5" style:family="text">
      <style:text-properties style:font-name="Times New Roman" officeooo:rsid="001b5354"/>
    </style:style>
    <style:style style:name="T6" style:family="text">
      <style:text-properties style:font-name="Times New Roman" fo:font-style="italic" officeooo:rsid="001b5354" style:font-style-asian="italic" style:font-style-complex="italic"/>
    </style:style>
    <style:style style:name="T7" style:family="text">
      <style:text-properties style:font-name="Times New Roman" officeooo:rsid="001b2e15"/>
    </style:style>
    <style:style style:name="T8" style:family="text">
      <style:text-properties style:font-name="Times New Roman" officeooo:rsid="001bf47f"/>
    </style:style>
    <style:style style:name="T9" style:family="text">
      <style:text-properties style:font-name="Times New Roman" officeooo:rsid="001c6d0b"/>
    </style:style>
    <style:style style:name="T10" style:family="text">
      <style:text-properties style:font-name="Times New Roman" officeooo:rsid="001ca3e6"/>
    </style:style>
    <style:style style:name="T11" style:family="text">
      <style:text-properties style:font-name="Times New Roman" officeooo:rsid="001d989f"/>
    </style:style>
    <style:style style:name="T12" style:family="text">
      <style:text-properties officeooo:rsid="00224015"/>
    </style:style>
    <style:style style:name="T13" style:family="text">
      <style:text-properties officeooo:rsid="00231401"/>
    </style:style>
    <style:style style:name="T14" style:family="text">
      <style:text-properties officeooo:rsid="00251247"/>
    </style:style>
    <style:style style:name="T15" style:family="text">
      <style:text-properties officeooo:rsid="002675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osephé</text:p>
      <text:p text:style-name="P1"/>
      <text:p text:style-name="P1"/>
      <text:p text:style-name="P2"><text:tab/><text:span text:style-name="T1">Josephé est le premier fils de Joseph. Un jour que ce dernier prie, le Seigneur lui annonce qu'il consacrera son fils Josephé prochainement pour en faire le premier évêque de l'Église. En effet, le Seigneur reconnaît en Josephé un être d'une exceptionnelle vertu :</text:span></text:p>
      <text:p text:style-name="P1"/>
      <text:p text:style-name="P4">Or vien avant, Josephé, li miens sergans, car tu es dignes d'estre menistres et de si haute chose avoir en ta baillie conme est la chars et li sans de ton Sauveour, car je t'ai prouvé et conneü pour plus net et plus monde de tous natureus pechiés que nule morteus chars ne poroit penser : et pour ce que je te connois et sai mix qui tu es que toi meïsmes ne sés, et que tu es mondes de convoitise et d'envie et quites d'orgueil et nés de toute félonnie, et plains de nete chastée, pour ce voel je que tu reçoives de ma main le plus haut ordre que nus hom puist avoir, ne nus de tous les autres ne le recevra de ma main que toi solement, ançois l'avront de toi tout cil qui des ore en avant le recevront. (<text:span text:style-name="T2">§</text:span>50)</text:p>
      <text:p text:style-name="P5"/>
      <text:p text:style-name="P5"><text:tab/><text:span text:style-name="T3">Une fois qu'il l'a consacré, le Seigneur demande à Josephé d'ouvrir l'arche du Graal construite par son père et de ne pas s'effrayer de ce qu'il verra à l'intérieur. Josephé, rejoint par son père, assiste à la scène du Christ et des anges censée l'initier aux grands symboles de la religion chrétienne. Le Seigneur prolonge l'instruction de Josephé en lui expliquant la signification des différents vêtements qu'il portera en tant qu'évêque. Enfin, Josephé consacre pour la première fois la chair et le sang du Christ et communie avec les anges de l'arche. Il a désormais pour mission d'évangéliser les territoires étrangers et de consacrer de nouveaux évêques. Au même moment éclate la bataille d'Évalac contre Tholomé, dont Josephé prédit l'issue.</text:span></text:p>
      <text:p text:style-name="P5"><text:tab/><text:span text:style-name="T4">Alors que la guerre prend fin sur la victoire définitive d'Évalac sur Tholomé, Évalac et son beau-frère Séraphé, convaincus que le Seigneur les a sauvés, demandent à Josephé de les convertir à la loi chrétienne. Évalac le Malconnu devient alors Mordrain et Séraphé devient Nascien. Le même jour de nombreux nouveaux chrétiens sont baptisés et Josephé continue d'évangéliser les territoires d'Orient. Il exhume ensuite les corps de deux ermites, Salluste et Hermoine, et les fait transférer et inhumer dans les cités de Sarras et Orberique.</text:span></text:p>
      <text:p text:style-name="P5"/>
      <text:p text:style-name="P6"><text:tab/><text:span text:style-name="T5">(</text:span><text:span text:style-name="T6">Ellipse)</text:span></text:p>
      <text:p text:style-name="P6"><text:soft-page-break/></text:p>
      <text:p text:style-name="P6"><text:span text:style-name="T5"><text:tab/></text:span><text:span text:style-name="T7">Josephé </text:span><text:span text:style-name="T12">et la</text:span><text:span text:style-name="T7"> compagnie </text:span><text:span text:style-name="T12">des chrétiens</text:span><text:span text:style-name="T7"> traversent la mer et se rendent en Grande Bretagne. Josephé a pour mission d'évangéliser cette nouvelle terre que les chrétiens considèrent comme la Terre promise.</text:span></text:p>
      <text:p text:style-name="P6"><text:span text:style-name="T7"><text:tab/>Lorsqu'il arrive à Galafort, Josephé édifie le duc Ganor, seigneur de la cité, en lui expliquant la signification de plusieurs de ses visions. Ce dernier demande aussitôt à </text:span><text:span text:style-name="T12">se faire baptisé</text:span><text:span text:style-name="T7">. Cette conversion, la première d'un seigneur de Grande Bretagne, provoque une guerre contre le roi de Northumberland. Après </text:span><text:span text:style-name="T12">la</text:span><text:span text:style-name="T7"> victoire écrasante des chrétiens, Josephé et sa compagnie quittent Galafort </text:span><text:span text:style-name="T8">et atteignent le royaume de Norgales </text:span><text:span text:style-name="T12">et sont finalement faits prisonniers</text:span><text:span text:style-name="T8"> par le roi Crudel</text:span><text:span text:style-name="T7">.</text:span></text:p>
      <text:p text:style-name="P6"><text:span text:style-name="T7"><text:tab/></text:span><text:span text:style-name="T8">Informé par le Seigneur de leur malheureuse aventure, Mordrain, resté à Sarras, décide de gagner la Grande Bretagne et de venger ses compagnons. Le roi Crudel est battu par les armées chrétiennes conduites par Mordrain et Nascien. Alors que tout le monde regagne Galafort après la victoire, Josephé et sa compagnie se rendent à Camaalot. </text:span><text:span text:style-name="T9">Malgré la traîtrise du roi Agreste qui martyrise douze chrétiens, Josephé parvient à convertir la population de </text:span><text:span text:style-name="T12">la cité</text:span><text:span text:style-name="T9">.</text:span></text:p>
      <text:p text:style-name="P8"/>
      <text:p text:style-name="P7"><text:span text:style-name="T9"><text:tab/>Josephé et sa compagnie continuent d'évangéliser le territoire de Grande Bretagne. Josephé investi Alain le Gros, fils de Bron, de la fonction de </text:span><text:span text:style-name="T15">maître</text:span><text:span text:style-name="T9"> du </text:span><text:span text:style-name="T15">Saint</text:span><text:span text:style-name="T9"> Graal. Pour </text:span><text:span text:style-name="T14">avoir accompli le miracle de la multiplication les portions du poisson qu'il vient de pêcher dans un étang</text:span><text:span text:style-name="T9">, </text:span><text:span text:style-name="T14">Alain le Gros</text:span><text:span text:style-name="T9"> est surnommé le Riche Pécheur. </text:span><text:span text:style-name="T10">Au cours de leur pérégrination, Josephé profite d</text:span><text:span text:style-name="T13">u</text:span><text:span text:style-name="T10"> châtiment exemplaire de Moïse, Chanaan et Siméon, </text:span><text:span text:style-name="T13">tous trois coupables de graves péchés,</text:span><text:span text:style-name="T10"> pour sermonner la compagnie des chrétiens. </text:span><text:span text:style-name="T11">Après quinze années passées sur les routes à évangéliser le territoire de Grande Bretagne, Josephé rentre à Galafort où il couronne son frère Galaad qui devient roi de Hocelice.</text:span></text:p>
      <text:p text:style-name="P9"><text:tab/>Apprenant que Joseph son père est mort pendant son absence et le Seigneur lui faisant comprendre que lui même mourra très prochainement, Josephé décide de se rendre dans l'abbaye de Mordrain. Le lendemain, Josephé meurt et est inhumé dans l'abbay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6-09T07:53:34.806481625</meta:creation-date>
    <dc:date>2015-06-17T10:16:39.851698818</dc:date>
    <dc:creator>Gauthier </dc:creator>
    <meta:editing-duration>PT2H39M3S</meta:editing-duration>
    <meta:editing-cycles>18</meta:editing-cycles>
    <meta:generator>LibreOffice/4.2.8.2$Linux_X86_64 LibreOffice_project/420m0$Build-2</meta:generator>
    <meta:document-statistic meta:table-count="0" meta:image-count="0" meta:object-count="0" meta:page-count="2" meta:paragraph-count="11" meta:word-count="725" meta:character-count="4365" meta:non-whitespace-character-count="3642"/>
  </office:meta>
</office:document-meta>
</file>